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AE0000027EA9D8AC3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4cm" svg:height="19cm" svg:x="0.6cm" svg:y="1cm">
          <draw:image xlink:href="Pictures/10000000000003AE0000027EA9D8AC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03T11:06:26</meta:creation-date>
    <dc:date>2013-02-03T11:08:42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